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52924FA205233B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02cm, 0.914cm, 16.311cm, 7.26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48cm" svg:height="21.4cm" svg:x="0.892cm" svg:y="2.491cm">
          <draw:image xlink:href="Pictures/10000000000005E8000007E0952924FA205233B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5:20.877885380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